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8844a" officeooo:paragraph-rsid="0008844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08844a" officeooo:paragraph-rsid="0008844a"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a009c" officeooo:paragraph-rsid="000a009c"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bcc2b" officeooo:paragraph-rsid="000bcc2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c51b0" officeooo:paragraph-rsid="000c51b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11f42" officeooo:paragraph-rsid="00111f42"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11f42" officeooo:paragraph-rsid="001505ec"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31577" officeooo:paragraph-rsid="00131577"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08844a" officeooo:paragraph-rsid="0008844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8844a" officeooo:paragraph-rsid="001505ec" style:font-size-asian="10.5pt" style:font-weight-asian="normal" style:font-size-complex="12pt" style:font-weight-complex="normal"/>
    </style:style>
    <style:style style:name="T1" style:family="text">
      <style:text-properties officeooo:rsid="000bcc2b"/>
    </style:style>
    <style:style style:name="T2" style:family="text">
      <style:text-properties officeooo:rsid="000e43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 sur le jeu Renjou</text:p>
      <text:p text:style-name="P1"/>
      <text:p text:style-name="P1"/>
      <text:p text:style-name="P1"/>
      <text:p text:style-name="P2">Quel est votre âge ?</text:p>
      <text:p text:style-name="P2"/>
      <text:p text:style-name="P9">…………………………………….</text:p>
      <text:p text:style-name="P2"/>
      <text:p text:style-name="P3">Êtes vous à l'aise avec les jeux d'ordinateurs ?</text:p>
      <text:p text:style-name="P2"/>
      <text:p text:style-name="P10">…………………………………….</text:p>
      <text:p text:style-name="P2"/>
      <text:p text:style-name="P3">Êtes vous adepte des jeux de plateaux ?</text:p>
      <text:p text:style-name="P2"/>
      <text:p text:style-name="P10">…………………………………….</text:p>
      <text:p text:style-name="P2"/>
      <text:p text:style-name="P5">Dans quel contexte (<text:span text:style-name="T2">professionnel, personnel) </text:span>joueriez vous à ce jeu ?</text:p>
      <text:p text:style-name="P2"/>
      <text:p text:style-name="P10">…………………………………….…………………………………………………………………</text:p>
      <text:p text:style-name="P10">……………………………………………………………………………………………………….</text:p>
      <text:p text:style-name="P10">……………………………………………………………………………………………………….</text:p>
      <text:p text:style-name="P2"/>
      <text:p text:style-name="P2">Vous voulez jouer au jeu Renjou que vous ne connaissez pas, quels sont les premières actions que vous effecturez sur le jeu ?</text:p>
      <text:p text:style-name="P2"/>
      <text:p text:style-name="P10">…………………………………….…………………………………………………………………</text:p>
      <text:p text:style-name="P10">……………………………………………………………………………………………………….</text:p>
      <text:p text:style-name="P10">……………………………………………………………………………………………………….</text:p>
      <text:p text:style-name="P2"/>
      <text:p text:style-name="P2">Quelles seraient vos préférences de couleur sur l'interface ?</text:p>
      <text:p text:style-name="P2"/>
      <text:p text:style-name="P10">…………………………………….…………………………………………………………………</text:p>
      <text:p text:style-name="P10">……………………………………………………………………………………………………….</text:p>
      <text:p text:style-name="P10">……………………………………………………………………………………………………….</text:p>
      <text:p text:style-name="P10"/>
      <text:p text:style-name="P2">L'interface de configuration est elle suffisamment explicite ?</text:p>
      <text:p text:style-name="P2"/>
      <text:p text:style-name="P10">…………………………………….…………………………………………………………………</text:p>
      <text:p text:style-name="P10">……………………………………………………………………………………………………….</text:p>
      <text:p text:style-name="P10">……………………………………………………………………………………………………….</text:p>
      <text:p text:style-name="P2"/>
      <text:p text:style-name="P2">Quels sont vos impressions au sujet de l'interface (disposition du jeu, pions, pose des pions …) ?</text:p>
      <text:p text:style-name="P2"/>
      <text:p text:style-name="P10">…………………………………….…………………………………………………………………</text:p>
      <text:p text:style-name="P10">……………………………………………………………………………………………………….</text:p>
      <text:p text:style-name="P10">……………………………………………………………………………………………………….</text:p>
      <text:p text:style-name="P2"/>
      <text:p text:style-name="P2"/>
      <text:p text:style-name="P2"/>
      <text:p text:style-name="P2"/>
      <text:p text:style-name="P3"><text:soft-page-break/>Selon vous, manque t'il des informations cruciales sur le déroulement de la partie?</text:p>
      <text:p text:style-name="P2"/>
      <text:p text:style-name="P10">…………………………………….…………………………………………………………………</text:p>
      <text:p text:style-name="P10">……………………………………………………………………………………………………….</text:p>
      <text:p text:style-name="P10">……………………………………………………………………………………………………….</text:p>
      <text:p text:style-name="P10"/>
      <text:p text:style-name="P3">Que voyez vous comme évolutions sur ce jeu ?</text:p>
      <text:p text:style-name="P3"/>
      <text:p text:style-name="P10">…………………………………….…………………………………………………………………</text:p>
      <text:p text:style-name="P10">……………………………………………………………………………………………………….</text:p>
      <text:p text:style-name="P10">……………………………………………………………………………………………………….</text:p>
      <text:p text:style-name="P3"/>
      <text:p text:style-name="P3">Le principe des tabous est il suffisamment compréhensible. <text:span text:style-name="T1">Que voyez vous comme amélioration possible</text:span>  ?</text:p>
      <text:p text:style-name="P3"/>
      <text:p text:style-name="P10">…………………………………….…………………………………………………………………</text:p>
      <text:p text:style-name="P10">……………………………………………………………………………………………………….</text:p>
      <text:p text:style-name="P10">……………………………………………………………………………………………………….</text:p>
      <text:p text:style-name="P10"/>
      <text:p text:style-name="P3">La sauvegarde/chargement d'une partie est il intuitif ?</text:p>
      <text:p text:style-name="P3"/>
      <text:p text:style-name="P10">…………………………………….…………………………………………………………………</text:p>
      <text:p text:style-name="P10">……………………………………………………………………………………………………….</text:p>
      <text:p text:style-name="P10">……………………………………………………………………………………………………….</text:p>
      <text:p text:style-name="P10"/>
      <text:p text:style-name="P4">Lorsque vous jouez contre l'ordinateur (particulièrement en difficile), il est possible d'augmenter la difficulté avec un chargement plus long du tour. Préférez vous jouer contre un ordinateur rapide au détriment de la difficulté ou inversement ?</text:p>
      <text:p text:style-name="P4"/>
      <text:p text:style-name="P10">…………………………………….…………………………………………………………………</text:p>
      <text:p text:style-name="P10">……………………………………………………………………………………………………….</text:p>
      <text:p text:style-name="P10">……………………………………………………………………………………………………….</text:p>
      <text:p text:style-name="P4"/>
      <text:p text:style-name="P4">Est il intéressant de changer la couleur des pions et du plateau ou les couleurs standards suffisent ?</text:p>
      <text:p text:style-name="P4"/>
      <text:p text:style-name="P10">…………………………………….…………………………………………………………………</text:p>
      <text:p text:style-name="P10">……………………………………………………………………………………………………….</text:p>
      <text:p text:style-name="P10">……………………………………………………………………………………………………….</text:p>
      <text:p text:style-name="P4"/>
      <text:p text:style-name="P6">Temps de la démonstration ?</text:p>
      <text:p text:style-name="P6"/>
      <text:p text:style-name="P10">…………………………………….…</text:p>
      <text:p text:style-name="P7"/>
      <text:p text:style-name="P8">Remarques ?</text:p>
      <text:p text:style-name="P8"/>
      <text:p text:style-name="P10">…………………………………….…………………………………………………………………</text:p>
      <text:p text:style-name="P10">……………………………………………………………………………………………………….</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c </meta:initial-creator>
    <meta:creation-date>2016-05-13T12:31:04.998581315</meta:creation-date>
    <dc:date>2016-05-13T13:44:00.518073863</dc:date>
    <dc:creator>gilc </dc:creator>
    <meta:editing-duration>PT57M42S</meta:editing-duration>
    <meta:editing-cycles>9</meta:editing-cycles>
    <meta:generator>LibreOffice/4.2.8.2$Linux_X86_64 LibreOffice_project/420m0$Build-2</meta:generator>
    <meta:document-statistic meta:table-count="0" meta:image-count="0" meta:object-count="0" meta:page-count="2" meta:paragraph-count="57" meta:word-count="241" meta:character-count="2723" meta:non-whitespace-character-count="2538"/>
  </office:meta>
</office:document-meta>
</file>